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c0de" officeooo:paragraph-rsid="001cc0de"/>
    </style:style>
    <style:style style:name="T1" style:family="text">
      <style:text-properties officeooo:rsid="001cc0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er your city : hyderabad</text:p>
      <text:p text:style-name="Standard"/>
      <text:p text:style-name="Standard"/>
      <text:p text:style-name="Standard">____________________________________________________________________</text:p>
      <text:p text:style-name="Standard">WEATHER STATS FOR <text:s/>- HYDERABAD <text:s/>|| 23 Jun 2021 | 05:49:10 PM</text:p>
      <text:p text:style-name="Standard">____________________________________________________________________</text:p>
      <text:p text:style-name="Standard">Current Temperature is <text:s text:c="15"/>: 23.99 deg C</text:p>
      <text:p text:style-name="Standard">Current Weather desc <text:s text:c="17"/>: overcast clouds</text:p>
      <text:p text:style-name="Standard">Current Humidity <text:s text:c="23"/>: 87 %</text:p>
      <text:p text:style-name="Standard">Current Wind speed <text:s text:c="19"/>: 3.61 kmph</text:p>
      <text:p text:style-name="Standard">____________________________________________________________________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3T23:43:46.962079149</meta:creation-date>
    <dc:date>2021-06-23T23:44:44.630035538</dc:date>
    <meta:editing-duration>PT1M</meta:editing-duration>
    <meta:editing-cycles>1</meta:editing-cycles>
    <meta:document-statistic meta:table-count="0" meta:image-count="0" meta:object-count="0" meta:page-count="1" meta:paragraph-count="9" meta:word-count="44" meta:character-count="492" meta:non-whitespace-character-count="381"/>
    <meta:generator>LibreOffice/6.0.7.3$Linux_X86_64 LibreOffice_project/00m0$Build-3</meta:generator>
  </office:meta>
</office:document-meta>
</file>